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5" table:number-rows-spanned="1">
            <text:p>ID</text:p>
          </table:table-cell>
          <table:covered-table-cell table:number-columns-repeated="4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Nam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Lieferant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Artikel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Artikel2</text:p>
          </table:table-cell>
          <table:covered-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Artikel3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Artikel4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Barcod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Ort</text:p>
          </table:table-cell>
          <table:covered-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EK</text:p>
          </table:table-cell>
          <table:covered-table-cell/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VKH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VK</text:p>
          </table:table-cell>
          <table:covered-table-cell/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Minimum</text:p>
          </table:table-cell>
          <table:covered-table-cell/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Web</text:p>
          </table:table-cell>
          <table:covered-table-cell/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5" table:number-rows-spanned="1">
            <text:p>Info</text:p>
          </table:table-cell>
          <table:covered-table-cell table:number-columns-repeated="4"/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uche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Lieferant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8">
            <text:p>Liste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covered-table-cell table:number-columns-repeated="3"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covered-table-cell table:number-columns-repeated="3"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covered-table-cell table:number-columns-repeated="3"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3">00.00.0000</text:date>, <text:time style:data-style-name="N2" text:time-value="17:01:55.40214105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6:35:56.268905078</meta:creation-date>
    <dc:date>2018-02-13T17:06:57.257390436</dc:date>
    <meta:editing-duration>PT9M20S</meta:editing-duration>
    <meta:editing-cycles>3</meta:editing-cycles>
    <meta:generator>LibreOffice/5.4.2.2$Linux_X86_64 LibreOffice_project/40m0$Build-2</meta:generator>
    <meta:document-statistic meta:table-count="1" meta:cell-count="52" meta:object-count="0"/>
  </office:meta>
</office:document-meta>
</file>